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ec7" officeooo:paragraph-rsid="00140ec7"/>
    </style:style>
    <style:style style:name="P2" style:family="paragraph" style:parent-style-name="Standard" style:list-style-name="L1">
      <style:text-properties officeooo:rsid="00140ec7" officeooo:paragraph-rsid="00140ec7"/>
    </style:style>
    <style:style style:name="P3" style:family="paragraph" style:parent-style-name="Standard" style:list-style-name="L1">
      <style:text-properties officeooo:rsid="00140ec7" officeooo:paragraph-rsid="001b4005"/>
    </style:style>
    <style:style style:name="P4" style:family="paragraph" style:parent-style-name="Standard">
      <style:text-properties officeooo:rsid="00140ec7" officeooo:paragraph-rsid="001a46e9"/>
    </style:style>
    <style:style style:name="P5" style:family="paragraph" style:parent-style-name="Standard" style:list-style-name="L1">
      <style:text-properties officeooo:rsid="001a46e9" officeooo:paragraph-rsid="001a46e9"/>
    </style:style>
    <style:style style:name="T1" style:family="text">
      <style:text-properties officeooo:rsid="0016c6cf"/>
    </style:style>
    <style:style style:name="T2" style:family="text">
      <style:text-properties officeooo:rsid="001a46e9"/>
    </style:style>
    <style:style style:name="T3" style:family="text">
      <style:text-properties officeooo:rsid="0019f8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4/2<text:span text:style-name="T2">5</text:span>/17</text:p>
      <text:p text:style-name="P4"/>
      <text:p text:style-name="P4"><text:span text:style-name="T2">modified the code for cvxPlanner, genInitState to incorporate trust region.</text:span></text:p>
      <text:p text:style-name="P1"/>
      <text:p text:style-name="P1">current issue:</text:p>
      <text:list xml:id="list609657626763228204" text:style-name="L1">
        <text:list-item>
          <text:p text:style-name="P3">the gmm approximation <text:span text:style-name="T1">and partifle filter</text:span> seems very inaccurate. check why.</text:p>
        </text:list-item>
        <text:list-item>
          <text:p text:style-name="P5">debug the code. Now the cvxPlanner gives poor results (trust region keeps thrinking).</text:p>
        </text:list-item>
        <text:list-item>
          <text:p text:style-name="P2">debug the whole program, think about using motion primitive for multiple initial guesses (e.g. moving towards MA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2H5M27S</meta:editing-duration>
    <meta:editing-cycles>11</meta:editing-cycles>
    <meta:generator>LibreOffice/5.2.6.2$Windows_X86_64 LibreOffice_project/a3100ed2409ebf1c212f5048fbe377c281438fdc</meta:generator>
    <dc:date>2017-04-25T15:25:36.230000000</dc:date>
    <meta:document-statistic meta:table-count="0" meta:image-count="0" meta:object-count="0" meta:page-count="1" meta:paragraph-count="6" meta:word-count="57" meta:character-count="376" meta:non-whitespace-character-count="328"/>
    <meta:user-defined meta:name="Info 1"/>
    <meta:user-defined meta:name="Info 2"/>
    <meta:user-defined meta:name="Info 3"/>
    <meta:user-defined meta:name="Info 4"/>
  </office:meta>
</office:document-meta>
</file>